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%#include AL/FVE/commun/entetes/HEADER_CAISSE_PREST_FVE#%</text:span></text:p>
      <text:p text:style-name="Standard"/>
      <text:p text:style-name="Standard">%#include AL/FVE/adi/adiInfoGenerales#%</text:p>
      <text:p text:style-name="Standard"/>
      <text:p text:style-name="Standard">%#include AL/FVE/adi/decompteAdiResume#%</text:p>
      <text:p text:style-name="Standard"/>
      <text:p text:style-name="Standard">%#include AL/FVE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4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76cm" fo:margin-bottom="0.5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  <text:p text:style-name="MP4">%#include AL/FVE/commun/footer/footer#%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3-10-08T16:09:50.29</dc:date>
    <meta:editing-cycles>206</meta:editing-cycles>
    <meta:editing-duration>PT18H23M44S</meta:editing-duration>
    <meta:document-statistic meta:table-count="0" meta:image-count="0" meta:object-count="0" meta:page-count="1" meta:paragraph-count="8" meta:word-count="14" meta:character-count="257"/>
    <meta:user-defined meta:name="Info 1"/>
    <meta:user-defined meta:name="Info 2"/>
    <meta:user-defined meta:name="Info 3"/>
    <meta:user-defined meta:name="Info 4"/>
  </office:meta>
</office:document-meta>
</file>